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I guess you want me to read the tasks aloud.</text:span></text:p>
      <text:p text:style-name="P1"><text:span text:style-name="T1"><text:tab/>(The participant reads the text in the home tab).</text:span></text:p>
      <text:p text:style-name="P1"><text:span text:style-name="T1"><text:s text:c="4"/>1.a Was the information presented enough for you to get an overall understanding of the SERDIF framework?</text:span></text:p>
      <text:p text:style-name="P1"><text:span text:style-name="T1"><text:s text:c="4"/><text:tab/>I essentially see information provided as enough.</text:span></text:p>
      <text:p text:style-name="P1"><text:span text:style-name="T1"><text:s text:c="4"/>1.b If not, what information would you add?</text:span></text:p>
      <text:p text:style-name="P1"><text:span text:style-name="T1"><text:s text:c="4"/><text:tab/>Maybe</text:span> h<text:span text:style-name="T1">ere in events with location and time I would put the word health. So that the user knows that despite the symbols </text:span>indicating. I<text:span text:style-name="T1">t would be nice to see the word health.</text:span></text:p>
      <text:p text:style-name="P1"><text:span text:style-name="T1">2 Login with the credentials provided in the invitation email.</text:span></text:p>
      <text:p text:style-name="P1"><text:span text:style-name="T1"><text:tab/>Okay so ...</text:span></text:p>
      <text:p text:style-name="P1"><text:span text:style-name="T1">3 Submit a query using the input options available in the ‘Query’ tab on the left panel.</text:span></text:p>
      <text:p text:style-name="P1"><text:span text:style-name="T1"><text:tab/>MODERATOR: Would you mind speaking aloud while you are completing the tasks.</text:span></text:p>
      <text:p text:style-name="P1"><text:span text:style-name="T1"><text:tab/>Okay, I am now reading the definition of the events. There are four categories. Event classified as definite by an agent. Maybe this is not fully clear.</text:span></text:p>
      <text:p text:style-name="P1"><text:span text:style-name="T1"><text:tab/>High probability, possible ... Okay so, I think I understand these.</text:span></text:p>
      <text:p text:style-name="P1"><text:span text:style-name="T1"><text:tab/>I don't know why the event description does not go away.</text:span></text:p>
      <text:p text:style-name="P1"><text:span text:style-name="T1"><text:tab/>I understand these other classified events. I imagine high probability ... Maybe it would be nice to have a map because not everyone knows where these counties are, for example me.</text:span></text:p>
      <text:p text:style-name="P1"><text:span text:style-name="T1"><text:tab/>I am going to choose Cork, I know where </text:span>Cork is<text:span text:style-name="T1">.</text:span></text:p>
      <text:p text:style-name="P1"><text:span text:style-name="T1"><text:tab/>Time window length in days, maybe here you can put in an (i) info saying what this length refers to. I understand the lag well, as it is the lag between the environmental data and the outcome, The time window length in days is not that clear.</text:span></text:p>
      <text:p text:style-name="P1"><text:span text:style-name="T1"><text:tab/>Let's put a week for the length and 4 days for the lag.</text:span></text:p>
      <text:p text:style-name="P1"><text:span text:style-name="T1"><text:tab/>I check data availability. I can see this says: 19 events and 9 environmental data sets.</text:span></text:p>
      <text:p text:style-name="P1"><text:span text:style-name="T1"><text:tab/>Okay ... Temporal unit let's select days.</text:span></text:p>
      <text:p text:style-name="P1"><text:soft-page-break/><text:span text:style-name="T1"><text:tab/>Aggregation method, it is not that relevant but let's go with the mean and submit.</text:span></text:p>
      <text:p text:style-name="P1"><text:span text:style-name="T1"><text:tab/>I can see that the SERDIF is computing and calculating what I have asked. I don't know if the choices make sense or not.<text:tab/></text:span></text:p>
      <text:p text:style-name="P1"><text:span text:style-name="T1"><text:s text:c="4"/>3.a Please explain and justify aloud the specific choices that you make.</text:span></text:p>
      <text:p text:style-name="P1"><text:span text:style-name="T1"><text:s text:c="4"/>3.b Are the query input options clear to you?</text:span></text:p>
      <text:p text:style-name="P1"><text:span text:style-name="T1"><text:s text:c="4"/>3.c Would you add any extra information to get a better understanding?</text:span></text:p>
      <text:p text:style-name="P1"><text:span text:style-name="T1"><text:s text:c="4"/>3.d After completing all the inputs, please click the ‘Submit’ button once</text:span></text:p>
      <text:p text:style-name="P1"><text:span text:style-name="T1">4 Explore the ‘Q1’ tab generated after submitting a query.</text:span></text:p>
      <text:p text:style-name="P1"><text:span text:style-name="T1"><text:s text:c="4"/>4.a Read the information provided in the introductory paragraph.</text:span></text:p>
      <text:p text:style-name="P1"><text:span text:style-name="T1"><text:tab/><text:tab/>Now, I see the query one linking the health event with environmental forcing through location and time.</text:span></text:p>
      <text:p text:style-name="P1"><text:span text:style-name="T1"><text:tab/><text:tab/>(The participant reads the introductory paragraph)</text:span></text:p>
      <text:p text:style-name="P1"><text:span text:style-name="T1"><text:tab/><text:tab/>Okay, if I go down I see that there are 4 tabs: data table, heat map, box plot and polar plot.</text:span></text:p>
      <text:p text:style-name="P1"><text:span text:style-name="T1"><text:tab/><text:tab/>(The participant reads the data table background paragraph)</text:span></text:p>
      <text:p text:style-name="P1"><text:span text:style-name="T1"><text:tab/><text:tab/>This data is not normally distributed so I don't know if there is any change to this non normality, but I will ask this afterwards.</text:span></text:p>
      <text:p text:style-name="P1"><text:span text:style-name="T1"><text:tab/><text:tab/>Data normalized, I can see Z-scores.</text:span></text:p>
      <text:p text:style-name="P1"><text:span text:style-name="T1"><text:tab/><text:tab/>There are some events classified.</text:span></text:p>
      <text:p text:style-name="P1"><text:span text:style-name="T1"><text:tab/><text:tab/>MODERATOR: Would you mind going back to the current task as this is task 5?</text:span></text:p>
      <text:p text:style-name="P1"><text:span text:style-name="T1"><text:tab/><text:tab/>Okay sure.</text:span></text:p>
      <text:p text:style-name="P1"><text:span text:style-name="T1"><text:s text:c="4"/>4.b Explore and discuss aloud the usefulness of the information displayed for each of the three buttons below, in order to understand the event-environmental linked data.</text:span></text:p>
      <text:p text:style-name="P1"><text:span text:style-name="T1"><text:s text:c="4"/>4.c Click the following buttons:</text:span></text:p>
      <text:p text:style-name="P1"><text:span text:style-name="T1"><text:s text:c="8"/>c.i Data Provenance</text:span></text:p>
      <text:p text:style-name="P1"><text:span text:style-name="T1"><text:s text:c="8"/><text:tab/>I can see here that I can export the data provenance table as a CSV file. Okay, if I open the CSV file what I have is ... I did not understand this quite well but it could be the way my computer is opening the CSV file.</text:span></text:p>
      <text:p text:style-name="P1"><text:soft-page-break/><text:span text:style-name="T1"><text:s text:c="8"/><text:tab/>(The participant reads the column headings of the data provenance table) <text:s text:c="7"/><text:tab/></text:span></text:p>
      <text:p text:style-name="P1"><text:span text:style-name="T1"><text:s text:c="8"/>c.ii Data Lineage</text:span></text:p>
      <text:p text:style-name="P1"><text:span text:style-name="T1"><text:s text:c="8"/><text:tab/>I don't understand what </text:span>data lineage is<text:span text:style-name="T1"> but I think these are the events that the selector has selected.</text:span></text:p>
      <text:p text:style-name="P1"><text:span text:style-name="T1"><text:s text:c="8"/>c.iii Full Metadata Exploration</text:span></text:p>
      <text:p text:style-name="P1"><text:span text:style-name="T1"><text:s text:c="8"/><text:tab/>Mmmm ... I see here there is the whole set of events, okay.</text:span></text:p>
      <text:p text:style-name="P1"><text:span text:style-name="T1"><text:s text:c="4"/>4.d Can you say aloud how many data sets were used for each event in the Data Provenance table?</text:span></text:p>
      <text:p text:style-name="P1"><text:span text:style-name="T1"><text:s text:c="4"/><text:tab/>Okay, let's see ... I don't know if I can say that ... Am I looking </text:span>in the<text:span text:style-name="T1"> right place?</text:span></text:p>
      <text:p text:style-name="P1"><text:span text:style-name="T1"><text:s text:c="4"/><text:tab/>MODERATOR: No, you should be in the data provenance window.</text:span></text:p>
      <text:p text:style-name="P1"><text:span text:style-name="T1"><text:s text:c="4"/><text:tab/>Oh, but I had clicked that before. Okay I see it now.</text:span></text:p>
      <text:p text:style-name="P1"><text:span text:style-name="T1"><text:s text:c="4"/><text:tab/>Okay, so I see here listed the number of events right here. The number of events I understand. They are </text:span>all listed<text:span text:style-name="T1"> here.</text:span></text:p>
      <text:p text:style-name="P1"><text:span text:style-name="T1"><text:s text:c="4"/><text:tab/>(The participant reads the sub task again)</text:span></text:p>
      <text:p text:style-name="P1"><text:span text:style-name="T1"><text:s text:c="4"/><text:tab/>Okay, so this is the number of data sets listed here, so 9 data sets, and 9, and 9 ...</text:span></text:p>
      <text:p text:style-name="P1"><text:span text:style-name="T1"><text:s text:c="4"/><text:tab/>(The participant keeps counting the number of </text:span>datasets<text:span text:style-name="T1"> for all the events)</text:span></text:p>
      <text:p text:style-name="P1"><text:span text:style-name="T1"><text:s text:c="4"/><text:tab/>MODERATOR: Yeah it is fine.</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Data use comment ... Mmmm ... No, I cannot.</text:span></text:p>
      <text:p text:style-name="P1"><text:span text:style-name="T1"><text:s text:c="4"/><text:tab/>MODERATOR: Would you mind reading the introductory paragraph at the top of the tab?</text:span></text:p>
      <text:p text:style-name="P1"><text:span text:style-name="T1"><text:s text:c="4"/><text:tab/>(The participant reads the introductory paragraph again)</text:span></text:p>
      <text:p text:style-name="P1"><text:span text:style-name="T1"><text:s text:c="4"/><text:tab/>Oh I see, Control+F ... I had to look for ...</text:span></text:p>
      <text:p text:style-name="P1"><text:span text:style-name="T1"><text:s text:c="4"/><text:tab/>Is it this one?</text:span></text:p>
      <text:p text:style-name="P1"><text:span text:style-name="T1"><text:s text:c="4"/><text:tab/>MODERATOR: Maybe use the arrows in the Control+F.</text:span></text:p>
      <text:p text:style-name="P1"><text:soft-page-break/><text:span text:style-name="T1"><text:s text:c="4"/><text:tab/>Okay, so yeah I can see there are two.</text:span></text:p>
      <text:p text:style-name="P1"><text:span text:style-name="T1"><text:s text:c="4"/><text:tab/>MODERATOR: Can you then identify the comment please?</text:span></text:p>
      <text:p text:style-name="P1"><text:span text:style-name="T1"><text:s text:c="4"/><text:tab/>What do you mean by identify?</text:span></text:p>
      <text:p text:style-name="P1"><text:span text:style-name="T1"><text:s text:c="4"/><text:tab/>MODERATOR: Just read the comment.</text:span></text:p>
      <text:p text:style-name="P1"><text:span text:style-name="T1"><text:s text:c="4"/><text:tab/>(The participant reads the data use comment)</text:span></text:p>
      <text:p text:style-name="P1"><text:span text:style-name="T1"><text:s text:c="4"/><text:tab/>(The participant skips the rest of the identifications) <text:s text:c="3"/><text:tab/></text:span></text:p>
      <text:p text:style-name="P1"><text:span text:style-name="T1">5 Explore the data table displayed underneath the metadata buttons. </text:span></text:p>
      <text:p text:style-name="P1"><text:span text:style-name="T1"><text:tab/>So it is this one.</text:span></text:p>
      <text:p text:style-name="P1"><text:span text:style-name="T1"><text:s text:c="4"/>5.a Can you understand all the column headings when hovering over the abbreviations?</text:span></text:p>
      <text:p text:style-name="P1"><text:span text:style-name="T1"><text:s text:c="4"/><text:tab/>(The participant reads the data table column heading descriptions)</text:span></text:p>
      <text:p text:style-name="P1"><text:span text:style-name="T1"><text:s text:c="4"/>5.b Do you understand the meaning of the cell background colors?</text:span></text:p>
      <text:p text:style-name="P1"><text:span text:style-name="T1"><text:s text:c="4"/><text:tab/>The cell background colors ... Well, I understand that the red colors are outliers or are identified events. That's what I would assume.</text:span></text:p>
      <text:p text:style-name="P1"><text:span text:style-name="T1"><text:s text:c="4"/>5.c Can you hide columns by using the eye icon next to the column heading or by using the ‘Toggle Columns’ button?</text:span></text:p>
      <text:p text:style-name="P1"><text:span text:style-name="T1"><text:s text:c="4"/><text:tab/>I don't know ... What is the eye icon? ... Okay yeah.</text:span></text:p>
      <text:p text:style-name="P1"><text:span text:style-name="T1"><text:s text:c="4"/><text:tab/>Yes, I can do it.</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Well, yes I think this is useful for a user </text:span>that is exposed<text:span text:style-name="T1"> to this kind of data </text:span>set<text:span text:style-name="T1"> from let's say the health community, I think is quite intuitive so they can select the types of environmental covariates they are </text:span>interested in<text:span text:style-name="T1">.</text:span></text:p>
      <text:p text:style-name="P1"><text:span text:style-name="T1"><text:s text:c="4"/><text:tab/>Yeah I think it's useful.</text:span></text:p>
      <text:p text:style-name="P1"><text:span text:style-name="T1"><text:s text:c="4"/>5.e Say aloud if you would add any feature to the current display</text:span></text:p>
      <text:p text:style-name="P1"><text:span text:style-name="T1"><text:s text:c="4"/><text:tab/>Well, so I see here that there are some plots. Can I explore them now?</text:span></text:p>
      <text:p text:style-name="P1"><text:span text:style-name="T1"><text:s text:c="4"/><text:tab/>MODERATOR: This would be the next task.</text:span></text:p>
      <text:p text:style-name="P1"><text:soft-page-break/><text:span text:style-name="T1"><text:s text:c="4"/><text:tab/>I was going to say some visual </text:span>display, maybe<text:span text:style-name="T1"> of the time series. I don't know if that may be something useful or not, highlighting the showcased events that are the output of the query. Maybe it is not relevant.</text:span></text:p>
      <text:p text:style-name="P1"><text:span text:style-name="T1">6 Explore the Heat map, Box Plot and Polar Plot tabs.</text:span></text:p>
      <text:p text:style-name="P1"><text:span text:style-name="T1"><text:s text:c="4"/>6.a Select an environmental variable from the inputs provided</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MODERATOR: Hiding the metadata windows could be helpful in your case because I can see you have a small screen. They will hide if you click them again.</text:span></text:p>
      <text:p text:style-name="P1"><text:span text:style-name="T1"><text:s text:c="4"/><text:tab/><text:tab/>So here I can select PM10, but I cannot see the heat map. Should I submit that?</text:span></text:p>
      <text:p text:style-name="P1"><text:span text:style-name="T1"><text:s text:c="4"/><text:tab/><text:tab/>MODERATOR: Could you please try another variable while I check why </text:span>it is<text:span text:style-name="T1"> not working?</text:span></text:p>
      <text:p text:style-name="P1"><text:span text:style-name="T1"><text:s text:c="4"/><text:tab/><text:tab/>Sure, I will submit another query. Oh no, sorry! I refreshed the page </text:span>by accident<text:span text:style-name="T1">.</text:span></text:p>
      <text:p text:style-name="P1"><text:span text:style-name="T1"><text:s text:c="4"/><text:tab/><text:tab/>MODERATOR: No worries, you can </text:span>submit another<text:span text:style-name="T1"> query </text:span>and resume<text:span text:style-name="T1"> where you left.</text:span></text:p>
      <text:p text:style-name="P1"><text:span text:style-name="T1"><text:s text:c="4"/><text:tab/><text:tab/>Okay, so I had: high probability, Cork, 7 and 4, daily and mean.</text:span></text:p>
      <text:p text:style-name="P1"><text:span text:style-name="T1"><text:s text:c="4"/><text:tab/><text:tab/>Apologies, I should have read that before.</text:span></text:p>
      <text:p text:style-name="P1"><text:span text:style-name="T1"><text:s text:c="4"/><text:tab/><text:tab/>MODERATOR: No worries, let's try another variable now.</text:span></text:p>
      <text:p text:style-name="P1"><text:span text:style-name="T1"><text:s text:c="4"/><text:tab/><text:tab/>So that is the heat map of the events.</text:span></text:p>
      <text:p text:style-name="P1"><text:span text:style-name="T1"><text:s text:c="4"/><text:tab/><text:tab/>(The participant reads the task again)</text:span></text:p>
      <text:p text:style-name="P1"><text:span text:style-name="T1"><text:s text:c="4"/><text:tab/><text:tab/>Here there are the events and the relative time from the event, which I understand as the lagged time.</text:span></text:p>
      <text:p text:style-name="P1"><text:span text:style-name="T1"><text:s text:c="4"/><text:tab/><text:tab/>I am not fully convinced though.</text:span></text:p>
      <text:p text:style-name="P1"><text:span text:style-name="T1"><text:s text:c="4"/><text:tab/><text:tab/>MODERATOR: This is a mistake from my </text:span>side. The<text:span text:style-name="T1"> -1 should be -5 as I forgot to add the lag there.</text:span></text:p>
      <text:p text:style-name="P1"><text:span text:style-name="T1"><text:s text:c="4"/><text:tab/><text:tab/>I see okay.</text:span></text:p>
      <text:p text:style-name="P1"><text:span text:style-name="T1"><text:s text:c="4"/><text:tab/><text:tab/>The relative time from the event that means t</text:span>he lag<text:span text:style-name="T1"> you selected in the query, right? I understand that it should be this.</text:span></text:p>
      <text:p text:style-name="P1"><text:span text:style-name="T1"><text:s text:c="4"/><text:tab/><text:tab/>I don't understand what is the plot </text:span>underneath the<text:span text:style-name="T1"> heat map though.</text:span></text:p>
      <text:p text:style-name="P1"><text:soft-page-break/><text:span text:style-name="T1"><text:s text:c="4"/><text:tab/><text:tab/>Let's try another variable like rain. Okay, so millimeters I see ... I understand that the plot underneath is a subset of the </text:span>database<text:span text:style-name="T1">, that is what is denoted by </text:span>these<text:span text:style-name="T1"> bars because the patterns tend to represent this.</text:span></text:p>
      <text:p text:style-name="P1"><text:span text:style-name="T1"><text:s text:c="4"/><text:tab/><text:tab/>Relative time from the event locates the event in time and the rainfall.</text:span></text:p>
      <text:p text:style-name="P1"><text:span text:style-name="T1"><text:s text:c="4"/><text:tab/><text:tab/>Just to suggest more work, I would like a way to assess the significance of the pattern. Not the significance of the individual values but of the overall selection of events like here with regard </text:span>to<text:span text:style-name="T1"> the entire </text:span>database<text:span text:style-name="T1">. I don't know if this makes sense or not. Just to make an assessment of how relevant </text:span>the query is<text:span text:style-name="T1"> but maybe this is not useful.</text:span></text:p>
      <text:p text:style-name="P1"><text:span text:style-name="T1"><text:s text:c="4"/><text:tab/>Box plot</text:span></text:p>
      <text:p text:style-name="P1"><text:span text:style-name="T1"><text:s text:c="4"/><text:tab/><text:tab/>I will choose the same variable, temperature.</text:span></text:p>
      <text:p text:style-name="P1"><text:span text:style-name="T1"><text:s text:c="4"/><text:tab/><text:tab/>Okay, nice. I see this is very useful.</text:span></text:p>
      <text:p text:style-name="P1"><text:span text:style-name="T1"><text:s text:c="4"/><text:tab/><text:tab/>The events might be in different seasons and we know that there is a seasonality in temperature. I don't know if you removed the seasonality in temperature but in any case you can showcase in a different color the different seasons. Maybe these values are anomalies and the seasonality is already removed. In this case, information of whether these are anomalies or individual values would be useful but they seem individual values.</text:span></text:p>
      <text:p text:style-name="P1"><text:span text:style-name="T1"><text:s text:c="4"/><text:tab/><text:tab/>I think yeah an indication of the season would be useful.</text:span></text:p>
      <text:p text:style-name="P1"><text:span text:style-name="T1"><text:s text:c="4"/><text:tab/>Polar plot</text:span></text:p>
      <text:p text:style-name="P1"><text:span text:style-name="T1"><text:s text:c="4"/><text:tab/><text:tab/>Nice plot. Okay that is a typical polar plot I think. This is relevant.</text:span></text:p>
      <text:p text:style-name="P1"><text:span text:style-name="T1"><text:s text:c="4"/><text:tab/><text:tab/>It displays all the events, </text:span>which<text:span text:style-name="T1"> is nice.</text:span></text:p>
      <text:p text:style-name="P1"><text:span text:style-name="T1"><text:s text:c="4"/><text:tab/><text:tab/>I don't know if it makes any sense from the query I made but yeah it can be informative.</text:span></text:p>
      <text:p text:style-name="P1"><text:span text:style-name="T1"><text:s text:c="4"/>6.c Say aloud if you would add any more visualizations to the current ones</text:span></text:p>
      <text:p text:style-name="P1"><text:span text:style-name="T1"><text:s text:c="4"/><text:tab/>Well, you know I am keen on the time series data. I think that time series represents well whether your points are anomalies. If you could make a time series </text:span>representation<text:span text:style-name="T1"> and highlight the anomalies with a different symbol or color. Then, we would have an image of how far </text:span>these values are<text:span text:style-name="T1"> from normal range values, these outliers.</text:span></text:p>
      <text:p text:style-name="P1"><text:span text:style-name="T1"><text:s text:c="4"/><text:tab/>What I mean is that in the type of representation that you have with each section of the heat map and here at the bottom plot of the heat map you have the representation of the </text:span>database<text:span text:style-name="T1">. If I am correct, because I don't know if I am. Here you have a visual understanding of the comparison between the selection of events and the overall dimension or parameter space of this variable. You don't have this on the box plot because you cannot compare how relevant </text:span>it is<text:span text:style-name="T1"> in the overall behavior and variability, and the same for the polar plot.</text:span></text:p>
      <text:p text:style-name="P1"><text:span text:style-name="T1">7 Submit one more query with different input options from the ones used before.</text:span></text:p>
      <text:p text:style-name="P1"><text:span text:style-name="T1"><text:tab/>Okay, one more query. So should I submit another query with a different location?</text:span></text:p>
      <text:p text:style-name="P1"><text:span text:style-name="T1"><text:tab/>MODERATOR: You can submit another query with different query input options, change whatever you like up to you.</text:span></text:p>
      <text:p text:style-name="P1"><text:span text:style-name="T1"><text:tab/>Okay, I want to compare other types of events leaving the rest of the inputs the same as before.</text:span></text:p>
      <text:p text:style-name="P1"><text:span text:style-name="T1"><text:tab/>Okay, so I need to check for the data availability again.</text:span></text:p>
      <text:p text:style-name="P1"><text:span text:style-name="T1"><text:tab/>I see that this is the same number of events for this category. I don't know if they are the same events </text:span>or if it is<text:span text:style-name="T1"> by chance.</text:span></text:p>
      <text:p text:style-name="P1"><text:soft-page-break/><text:span text:style-name="T1"><text:tab/>MODERATOR: It is by chance.</text:span></text:p>
      <text:p text:style-name="P1"><text:span text:style-name="T1"><text:tab/>Oh wow! I see that now the dashboard is computing.</text:span></text:p>
      <text:p text:style-name="P1"><text:span text:style-name="T1"><text:tab/>I imagine I will have to displace, maybe not.</text:span></text:p>
      <text:p text:style-name="P1"><text:span text:style-name="T1"><text:tab/>MODERATOR: The system has a problem regarding the memory being exceeded so I would like to ask you if you could refresh the dashboard and submit another two queries please.</text:span></text:p>
      <text:p text:style-name="P1"><text:span text:style-name="T1"><text:tab/>Okay, sure no problem.</text:span></text:p>
      <text:p text:style-name="P1"><text:span text:style-name="T1"><text:tab/>MODERATOR: Could we select a location with fewer </text:span>events<text:span text:style-name="T1"> so we avoid the memory problem?</text:span></text:p>
      <text:p text:style-name="P1"><text:span text:style-name="T1"><text:tab/>Okay, okay. So I will change the location for the second query. The former query is kept in the memory, okay.</text:span></text:p>
      <text:p text:style-name="P1"><text:span text:style-name="T1"><text:tab/>So, do I want to compare the two queries then?</text:span></text:p>
      <text:p text:style-name="P1"><text:span text:style-name="T1"><text:tab/>MODERATOR: Yes, please proceed where you left in the task list.</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Okay, this is Q1 ... How can I switch between queries? ... Oh, yeah I understand.</text:span></text:p>
      <text:p text:style-name="P1"><text:span text:style-name="T1"><text:s text:c="8"/><text:tab/>The first one uses more data sets.</text:span></text:p>
      <text:p text:style-name="P1"><text:span text:style-name="T1"><text:s text:c="8"/><text:tab/>MODERATOR: How did you know that?</text:span></text:p>
      <text:p text:style-name="P1"><text:span text:style-name="T1"><text:s text:c="8"/><text:tab/>I saw that there were more events in the first one.</text:span></text:p>
      <text:p text:style-name="P1"><text:span text:style-name="T1"><text:s text:c="8"/><text:tab/>MODERATOR: The task is asking about the number of data sets used not the events available.</text:span></text:p>
      <text:p text:style-name="P1"><text:span text:style-name="T1"><text:s text:c="8"/><text:tab/>Okay, so I imagine that in the data provenance table there are more data sets used for this query. Is that correct?</text:span></text:p>
      <text:p text:style-name="P1"><text:span text:style-name="T1"><text:s text:c="8"/>a.ii Do both data sets (Q1 and Q2) have the same license?</text:span></text:p>
      <text:p text:style-name="P1"><text:span text:style-name="T1"><text:s text:c="8"/><text:tab/>I don't know ... Where is the license?</text:span></text:p>
      <text:p text:style-name="P1"><text:span text:style-name="T1"><text:s text:c="8"/><text:tab/>I don't know where </text:span>the license is<text:span text:style-name="T1">.</text:span></text:p>
      <text:p text:style-name="P1"><text:span text:style-name="T1"><text:s text:c="8"/><text:tab/>MODERATOR: Maybe reading the introductory paragraph again would help.</text:span></text:p>
      <text:p text:style-name="P1"><text:soft-page-break/><text:span text:style-name="T1"><text:s text:c="8"/><text:tab/>Okay, I </text:span>thought<text:span text:style-name="T1"> that is what I did ... Okay, so Control+F and I look </text:span>for a license<text:span text:style-name="T1">.</text:span></text:p>
      <text:p text:style-name="P1"><text:span text:style-name="T1"><text:s text:c="8"/><text:tab/>Creative commons 4.0. So </text:span>now<text:span text:style-name="T1"> I should go to the other query to check.</text:span></text:p>
      <text:p text:style-name="P1"><text:span text:style-name="T1"><text:s text:c="8"/><text:tab/>But do I need to run </text:span>the query again<text:span text:style-name="T1">?</text:span></text:p>
      <text:p text:style-name="P1"><text:span text:style-name="T1"><text:s text:c="8"/><text:tab/>MODERATOR: You can find that at the very top.</text:span></text:p>
      <text:p text:style-name="P1"><text:span text:style-name="T1"><text:s text:c="8"/><text:tab/>Okay, I can see now ... Was that here? Oh no, it was in full metadata exploration.</text:span></text:p>
      <text:p text:style-name="P1"><text:span text:style-name="T1"><text:s text:c="8"/><text:tab/>Yes, they have the same license.</text:span></text:p>
      <text:p text:style-name="P1"><text:span text:style-name="T1"><text:s text:c="8"/>a.iii Which of the data tables (Q1 and Q2) seem to have more extreme values (i.e., more colored cell backgrounds)?</text:span></text:p>
      <text:p text:style-name="P1"><text:span text:style-name="T1"><text:s text:c="8"/><text:tab/>I can see that Q2 has more.</text:span></text:p>
      <text:p text:style-name="P1"><text:span text:style-name="T1"><text:s text:c="4"/>7.b Choose one of the following plots from Heat map, Box Plot and Polar Plot tabs and compare aloud Q1 and Q2 plots. </text:span></text:p>
      <text:p text:style-name="P1"><text:span text:style-name="T1"><text:s text:c="4"/>7.c Say aloud if you would add any other feature to help you comprehend better the data at this point</text:span></text:p>
      <text:p text:style-name="P1"><text:span text:style-name="T1"><text:s text:c="4"/><text:tab/>I think no. What I understand for </text:span>now is<text:span text:style-name="T1"> fine.</text:span></text:p>
      <text:p text:style-name="P1"><text:span text:style-name="T1">8 Export/download the metadata and data from the first query (Q1)</text:span></text:p>
      <text:p text:style-name="P1"><text:span text:style-name="T1"><text:tab/>Okay, I already did that as you can see from the downloads I have on the bottom of my browser.</text:span></text:p>
      <text:p text:style-name="P1"><text:span text:style-name="T1"><text:s text:c="4"/>8.a FAIR data and metadata</text:span></text:p>
      <text:p text:style-name="P1"><text:span text:style-name="T1"><text:s text:c="4"/>8.b Data provenance and Data table as CSV files</text:span></text:p>
      <text:p text:style-name="P1"><text:span text:style-name="T1"><text:s text:c="4"/><text:tab/>Okay, I can export the data table.</text:span></text:p>
      <text:p text:style-name="P1"><text:span text:style-name="T1"><text:s text:c="4"/><text:tab/>So, is that it?</text:span></text:p>
      <text:p text:style-name="P1"><text:span text:style-name="T1"><text:s text:c="4"/><text:tab/>MODERATOR: Yeah, you are only missing 8.c.</text:span></text:p>
      <text:p text:style-name="P1"><text:span text:style-name="T1"><text:s text:c="4"/>8.c Export all data tables at once in the ‘Download All’ tab in the left panel</text:span></text:p>
      <text:p text:style-name="P1"><text:span text:style-name="T1"><text:s text:c="4"/><text:tab/>(The participant reads the sub task again)</text:span></text:p>
      <text:p text:style-name="P1"><text:span text:style-name="T1"><text:s text:c="4"/><text:tab/>Okay, so download all. I have here the zip file.</text:span></text:p>
      <text:p text:style-name="P1"><text:soft-page-break/><text:span text:style-name="T1"><text:s text:c="4"/>8.d Say aloud whether such event-environmental linked data and metadata would be useful and re-usable as input for environmental research</text:span></text:p>
      <text:p text:style-name="P1"><text:span text:style-name="T1"><text:s text:c="4"/><text:tab/>Yes, I think they would.</text:span></text:p>
      <text:p text:style-name="P1"><text:span text:style-name="T1">9 Finally, could you summarize verbally your </text:span>overall experience<text:span text:style-name="T1"> in completing these tasks using the SERDIF dashboard?</text:span></text:p>
      <text:p text:style-name="P1"><text:span text:style-name="T1"><text:tab/>I would say it is interesting. I think it is nice that you have first the numerical description of the events you are searching and that then, you can display the data in different </text:span>kinds<text:span text:style-name="T1"> of plots for a preliminary assessment of the relevance for the covariates for the specific events.</text:span></text:p>
      <text:p text:style-name="P1"><text:span text:style-name="T1"><text:tab/>It is easy to operate and it is also easy to derive all the data sets to work more in depth afterwards.</text:span></text:p>
      <text:p text:style-name="P1"><text:span text:style-name="T1"><text:tab/>I would say it is a very interesting tool, yeah.</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73" meta:word-count="2558" meta:character-count="14659" meta:non-whitespace-character-count="11502"/>
    <meta:generator>LibreOfficeDev/6.0.5.2$Linux_X86_64 LibreOffice_project/</meta:generator>
  </office:meta>
</office:document-meta>
</file>